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Calibri" svg:font-family="Calibri" style:font-family-generic="swiss"/>
    <style:font-face style:name="Mangal" svg:font-family="Mangal" style:font-pitch="variable"/>
    <style:font-face style:name="Microsoft YaHei1"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WW-Domy_3f_lnie" style:list-style-name="" style:master-page-name="Standard">
      <style:paragraph-properties fo:margin-top="0in" fo:margin-bottom="0.139in" fo:line-height="115%" fo:text-align="center" style:justify-single-word="false" style:page-number="auto"/>
      <style:text-properties fo:font-size="16pt" style:font-size-asian="16pt" style:font-size-complex="16pt"/>
    </style:style>
    <style:style style:name="P2" style:family="paragraph" style:parent-style-name="WW-Domy_3f_lnie" style:list-style-name="">
      <style:paragraph-properties fo:margin-top="0in" fo:margin-bottom="0.139in" fo:line-height="115%"/>
      <style:text-properties style:font-name="Calibri" fo:font-size="22pt" fo:language="pl" fo:country="PL" style:font-name-asian="Calibri" style:font-name-complex="Calibri"/>
    </style:style>
    <style:style style:name="P3" style:family="paragraph" style:parent-style-name="WW-Domy_3f_lnie" style:list-style-name="">
      <style:paragraph-properties fo:margin-top="0in" fo:margin-bottom="0.139in" fo:line-height="115%"/>
      <style:text-properties style:font-name="Calibri" fo:font-size="16pt" fo:language="pl" fo:country="PL" style:font-name-asian="Calibri" style:font-name-complex="Calibri"/>
    </style:style>
    <style:style style:name="P4" style:family="paragraph" style:parent-style-name="WW-Domy_3f_lnie" style:list-style-name="">
      <style:paragraph-properties fo:margin-top="0in" fo:margin-bottom="0.139in" fo:line-height="115%"/>
      <style:text-properties style:font-name="Calibri" fo:language="pl" fo:country="PL" style:font-name-asian="Calibri" style:font-name-complex="Calibri"/>
    </style:style>
    <style:style style:name="P5" style:family="paragraph" style:parent-style-name="WW-Domy_3f_lnie" style:list-style-name="">
      <style:paragraph-properties fo:margin-top="0in" fo:margin-bottom="0.139in" fo:line-height="115%"/>
    </style:style>
    <style:style style:name="T1" style:family="text">
      <style:text-properties fo:font-size="16pt"/>
    </style:style>
    <style:style style:name="T2" style:family="text">
      <style:text-properties style:font-name="Calibri" fo:font-size="16pt" fo:language="pl" fo:country="PL" style:font-name-asian="Calibri"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itte – <text:s/>Las Castre Fraum. </text:p>
      <text:p text:style-name="P2">Parę słów na wstępie wyjaśnień:</text:p>
      <text:p text:style-name="P3">Agitte (łac)- Ciepiernie i ból prowadzący do śmierci oraz utrata czegoś przez co życie traci sens</text:p>
      <text:p text:style-name="P3">Las Castre Fraum (łac)- Śmierć jest moim początkiem.</text:p>
      <text:p text:style-name="P3">Krąży o tych słowach pewna legenda, związana z II WŚ. Wypowiadali te słowa pod paryżem, <text:s/>francuscy partyzanci przed rozstrzelaniem przez nazistów. Było to pewnego rodzaju przekleństwem oraz znakiem dla nazistów. Klątwa polegała na tym, że gdy opuszczali swoje ciała, nie szedli tam gdzie idą dobrzi ludzie, lecz pozostawali na ziemi jako zjawy i koszmary, doprowadzając do szaleństwa swoich oprawców. Według niektórych, słyszeli wiele lat po wojnie, dżwięki uderzanych łańcuchów, wołania, błagania oraz głosy przerażenia. Widzieli w lustrach, nie swoje odbicia ale tych, których zabili - francuskich partyzantów podziurawionych przez niemieckie meseerschmidt. Na ile to prawda? Sami to oceńcie.</text:p>
      <text:p text:style-name="P3">Z drugiej to był symbol, pokazujący ich niezłomną walkę. Mówili nim:</text:p>
      <text:p text:style-name="P3">"Jestem tylko pionkiem, nie boję się śmierci. Po mnie przyjdą kolejni. Bo nie zabijecie w nas ducha walki. Dopóki ktoś pamięta o francji, o wolnej Francji!"</text:p>
      <text:p text:style-name="P3">Dzisiejszym znaczeniu, po wypowiedzeniu tych słów. Szybko spotka cię nieszczęśliwy przypadek i tak jak francuscy partyzanci, dołączysz do zjaw. Ale ty przeciwieństwie do nich, nie będziesz <text:soft-page-break/>miał celu. Zostaniesz na ziemi, do końca jej dni, aż po wszech czasy.</text:p>
      <text:p text:style-name="P3">Nie wiem, czy to prawda. Ale wolę, nie drażnić moce (jeżeli są), których nie jestem w stanie pojąć. Nie, żebym wierzył, ale... lepiej na zimno dmuchać. To trochę jak z blood mary.</text:p>
      <text:p text:style-name="P3">A jak chcecie, to sami spróbujcie! Tylko potem dajcie znać, no wiecie... po szeleście łańcuchu czy podnieście jakiś przedmiot.</text:p>
      <text:p text:style-name="P4"><text:s/><text:span text:style-name="T1">Dlaczego o tym wspominam?</text:span></text:p>
      <text:p text:style-name="P3">Głównem celem tej zabawy jest, wyjaśnienie zagadki tajemniczej śmierci Thomasa Hasvelta, który nam się objawia postaci zjawy. Ale czy na pewno? Narazie wam pozostawiam te pytanie bez odpowiedzi.</text:p>
      <text:p text:style-name="P3">Historia dzieję się w 2002 roku, w porze letniej i trwa plus minus 2,5 miesiąca.</text:p>
      <text:p text:style-name="P3">Waszym zadaniem jest:</text:p>
      <text:p text:style-name="P3">1.Odpowiedzieć na pytanie: Kto zabił Thomasa Hasvelta? Gdzie są pochowane jego zwłoki?</text:p>
      <text:p text:style-name="P3">2.Dlaczego zginął? Co się za tym kryje?</text:p>
      <text:p text:style-name="P3">3.Kim jest owy tajemniczy psychopata? Jakie więzi łączą go z Thomasem?</text:p>
      <text:p text:style-name="P3">4.Przerwać pasmo moderstw.</text:p>
      <text:p text:style-name="P3">5.Ocalić jak najwięcej osób. Od tego zależy na ile dowiecie się prawdy.</text:p>
      <text:p text:style-name="P3"><text:soft-page-break/>By znależć odpowiedzi, musicie rozsądnie wybierać następne kroki oraz ruszyć głowami by rozwiązać zagadki logiczne, jakie dla was przygotowałem.</text:p>
      <text:p text:style-name="P3">Każdy, kolejny krok kosztuje was 1 dzień i są różne skale powodzenia, zależności kogo poślecie i jego cech osobowośći. Więc, wybierajcie mądrze!</text:p>
      <text:p text:style-name="P3">Nie muszę mówić, że ktoś chce uciszyć sprawę <text:s text:c="2"/>:)</text:p>
      <text:p text:style-name="P3">Po każdym tygodniu, będzie ginęła kolejna osoba oraz wam morderca zostawi podpowiedż, dotyczącą jego kolejnej ofiary.</text:p>
      <text:p text:style-name="P3">Co tydzień, również będę próbował uzyskać odpowiedż, na zadane powyżej pytania. Proszę, nic nie wymyślać na pałę, bo musicie udowodnić drogą dedukcji tzn. argumentować swoją odpowiedż.</text:p>
      <text:p text:style-name="P3">Wybór następnego kroku, będzie zależał od czyności, która najwięcej uzyska głosów.</text:p>
      <text:p text:style-name="P3">Oczywiście, możecie zadawać pytania, ale ja nie muszę na nie odpowiadać :).</text:p>
      <text:p text:style-name="P3">To przejdżmy teraz do naszych bohaterów. </text:p>
      <text:p text:style-name="P3">A jest ich trójka:</text:p>
      <text:p text:style-name="P3">Yoshi </text:p>
      <text:p text:style-name="P3">Insp. Monica La Cruz.</text:p>
      <text:p text:style-name="P3">asyst. Naomi Tsukasa.</text:p>
      <text:p text:style-name="P3">Wraz z rozwojem fabuły, będą przedstawianie portrety kolejnych <text:soft-page-break/>osób.</text:p>
      <text:p text:style-name="P3">Portrety osób:</text:p>
      <text:p text:style-name="P3">1. Yoshi</text:p>
      <text:p text:style-name="P3">Imię: ???</text:p>
      <text:p text:style-name="P3">Nazwisko: ??</text:p>
      <text:p text:style-name="P3">Lat: 30</text:p>
      <text:p text:style-name="P3">Pseudonim: Yoshi.</text:p>
      <text:p text:style-name="P3">Pracuje: w NSDAP</text:p>
      <text:p text:style-name="P3">Rodzina: ??</text:p>
      <text:p text:style-name="P3">Historia:</text:p>
      <text:p text:style-name="P3">Praktycznie nic o nim nie wiemy, nie znamy jego przeszłości. Obserwacji Monici, że lubi grać gry w MMO i że jest zboczeńcem... I tyle. Stanowi <text:s/>bardziej drugoplanową postać, ale dość istotną. W grupie dochodzeniowej zajmuje stanowisko chłopca na posyłki. Dosłownie. Idż odbierz wyniki badań, pojedż w jakieś konkretne miejsce, przeprowadż wywiad itd. </text:p>
      <text:p text:style-name="P3">W agencji się z niego śmieją, że wieczną osobą na stażu. <text:s/>Ale jemu to nie przeszkadza.</text:p>
      <text:p text:style-name="P3">Przezwisko mu wymyśliła Monica, według niej przypomina Yoshiego z Mario World: Głupiego zielonego dinozaura, którego ujedżał Mario, był całkowicie posłuszny swojemu panu. Chyba nie muszę mówić, "kto go ujedża".</text:p>
      <text:p text:style-name="P3">Charakter:</text:p>
      <text:p text:style-name="P3"><text:soft-page-break/>Yoshi jest typem człowieka, który nie wie jak ma kierować swoim życiem. Potrzebuje despoty-władcy, który wskaże mu drogę. Można powiedzieć, że jest niezdarny. Jednakże nie jest to do końca prawda. Gdy ktoś wskaże mu cel, wykonuje swoją pracę sumiennie i dokładnie. Choć tego nie można o jego życiu prywatnym. Ma 30 lat i nie ma nikogo do kogo by mógł się przytulić. Do tego gra w gry MMO i ogląda porno z lolitkami, nie zawsze pełnoletnimi. Idealny kandytat na męża co nie? Stara się jednak zmienić swój status, udając lovelasa i chwaląc się swoimi podbojami. Czego niedowierza ani Moni ani ich szef Kabayoshi <text:s/>(on póżniej będzie ważną postacią), parskając przy tym śmiechem. Nie należy do ludzi inteligetnych, ale dla niego to jest zaletą, bo może się łatwiej wtopić w tłum. A kto będzie debila, podejrzewał o konspirację? <text:s/>Podkochowuje się w swojej przełożonej- Moni, jednak bez wzajemnośći, według niej on jest dla niej "za miękki".</text:p>
      <text:p text:style-name="P3">Acha i rzuca sucharami tak suchymi, że aż zęby pękają.</text:p>
      <text:p text:style-name="P5"/>
      <text:p text:style-name="P3">2. Nazwisko: <text:s/>Tsukasa</text:p>
      <text:p text:style-name="P3">Imię: Naomi</text:p>
      <text:p text:style-name="P3">Lat: 34</text:p>
      <text:p text:style-name="P3">Pseudonim: Cherry, dla osób mniej ją lubiących "czarny cień"</text:p>
      <text:p text:style-name="P3">Pracuje: w NSDAP</text:p>
      <text:p text:style-name="P3">Rodzina: Mao Hyung Li Hyung (dawniej). Maya Tsukasa Hideki Tsukasa (obecnie)</text:p>
      <text:p text:style-name="P3">Historia:</text:p>
      <text:p text:style-name="P3"><text:soft-page-break/>Naomi nie jest rodowitą, a te imię i nazwisko nie są jej prawdziwe, tylko przyznane przez japoński rząd. Urodziła się w Pekinie i tam też spędziła swoje 16 lat życia. Należała do klasy zamożnej. Chodziła do prywatnej szkoły, miała swojego kierowca. Ogólnie poznała lepszą stronę życia za czerwoną bramą. Jej ojciec był informatykiem/ hakerem, pracującej dla chińskiej cyberarmi. Li za to była zwykłą biliotekarką z fascynacją do histori. To ona jej powiedziała o zdarzeniach, o których rząd zabrania mówić min o: pacyfikacji nacjonalistów, początkach maomizmu czy krwawo stłumionym proteście studentów w tiantenhumen. Jej ojciec działa w biurze o nazwie "1024". Jest to specjalna komórka, stworzona pod egidą miniterstwa propangandy, do tępienia wolnomyślicieli w rodzącym się nowym medium - internecie. W roku 1993, rząd uruchamia projekt tzw. złotej tarczy, której celem zablokowanie stron, a raczej serverów, znajdujących się poza granicami kraju. Wprowadzić go w życie miało biuro 1024. Mao w głębi serca, nie chciał brać w tym udziału, jednakże wiedział co by go spotkało i jego rodzinę, gdyby odmówił. Pokryjomu wraz grupą studentów i z jego przyjacielem z studiów profesorem Oshi Yung, zakłada grupę haktywistów F4B- free for byte pol. wolność dla bajtów. Celem tej grupy było zapobieganie cenzury dla internetu. Efektem ich działań, było wysłanie tajnych dokumentów na temat złotej tarczy do redakcji telewizyjnej CNN oraz powstanie nowego protokołu PGP, dzięki któremu można było się połączyć, bramami wejściowymi tzw. proxit do animowej sieci która nazywała się Dark Web. W roku 1994 r. na trop położenia wbram wyjściowych wpada biuro MBP - Ministerstwo Bezpieczeństwa Państwa. Pod przymusem zmuszają do współpracy administratorów bram. <text:soft-page-break/>Intuicja Oshiego mówi, że coś jest nie tak i informuje o tym Mao, ten jednak mu nie dowierza. <text:s/>Podczas tego spotkania, ofiaruwuje dyskietkę na której jest napisane "HexaBomb" i mówi mu: "Użyj w ostatecznośći", po czym opuszcza swój kraj na zawsze. W przyszłośći dołączy do zespołu inżynierów pracujących nad Dark Web 2.0, chodzi oczywiście sieć TOR. Oshi będzie współautorem programu onion służącego do łączenia się z nielegalnym internetem. W maju w roku 1994, rusza dochodzenie przeciwko w grupie studentów oraz Mao Hyungowi. Oskarżeni zostają o działanie na rzecz obcego wywiadu. Całej rodzinie Hyung zabierają paszport. Następuje margenilizacja Hyungów. Zostają wyrzuceni z swojego mieszkania, znajdującego się na osiedlu urzędników w dzielnicy Chaoyang. Naomi zostaje wyrzucona z szkoły, z powodu "złego zachowania". Następuje ciąg złych zdarzeń dla rodziny Naomi. W 16 sierpnia roku 1994, wyznaczony zostaje termin rozprawy sądowej oraz nakaz aresztowania rodziny Hyung. Dwa dni wcześniej, znajomy profesora Oshiego- Zehnin Xang - urzędnikowi pracującemu w Prokuratorze Generalnej, należącego do konspirowanego ruchu oporu chińskich nacjonalistów- liberałów Partii Młodych Chin. <text:s/>Rusza operacja- świeczka. W 14 o godzinie 1:00 sierpnia, amerykańscy agenci wkraczają do akcji. Neutralizują żołnierzy pilnujących hyungów oraz zabierają ich do amerykańskiej ambasady. Niecałe dwie godziny póżniej, podjedża wóz i zostają wywiezieni do małej miejscowości Xinping. O godzinie 5:00, wsiadają na jacht miejscowego bogacza, który przekupił zarządce portu by mógł wypłynąć z rana. Dwie godziny póżniej, już na wodach oceanicznych, podpływają do okrętu amerykańskiej marynarki wojennej, którym docierają do bazy USA <text:soft-page-break/>w Seulu, a stamstąd wkrótce polecą do Japonii. Dwie godziny póżniej Zehnin włoży dyskietę z wirusem, do servera C&amp;C i tym sposobem zniszczy całą sieć DarkWeb. Jednocześnie ten atak zostanie uznany, za promotora infekcji sieci internetowej po przez tzw. Zombie PC. Po dwóch miesiącach przesłuchania, rodzina Hyung zostaje wypuszczona z ośrodka dla internenowanych i rozpoczynają normalne życie. Otrzymają nową tożsamość. Li znajdzie pracę w narodowej bibliotece w Tokio. A Mao zostanie doradcą rządu ds. cyberataków i ich zastosowań. Naomi skończy szkołę i wybierze się do Akademi Policyjnej. Dzięki swoim wysokim umięjetnościom informatycznym, zostanie skierowana do NSDAP i zostaje asystenką Monici La Cruz. </text:p>
      <text:p text:style-name="P3">W agencji nazywają ją Cherry, jej pseudonim wymyślił Kabayoshi – ich szef. Dlaczego takie? Cóż, wiśnie potrafią być slodkie jak i kwaśne, zależy od gatunku i pory roku w jakiej je zrywamy. Ona jest taka sama. Co jakiś czas ma okresy, kwaśności i zachowuje się jak księżniczka. Nie da się z nią normalnie rozmawiać. Dzięki bogu, ma tylko takie okresy.</text:p>
      <text:p text:style-name="P5"/>
      <text:p text:style-name="P3">Drugi pseudonim wymyśliła tokijska <text:s/>śmietanka narkobiznesu. Jest to odniesienie, do stosunku między Moni a Naomi. A raczej powinen powiedzieć stosunku Mistrz-Sługa. Naomi wykona wszystko, co każe Moni. Bezwględnie wszystko. Można powiedzieć, że jest typem człowieka „kierowanego” jak Yoshi. Cóż nie do końca.</text:p>
      <text:p text:style-name="P5"/>
      <text:p text:style-name="P5"/>
      <text:p text:style-name="P5"><text:soft-page-break/></text:p>
      <text:p text:style-name="P3">Charakter:</text:p>
      <text:p text:style-name="P5"/>
      <text:p text:style-name="P3">Naprawę, długo pracowałem nad tym, <text:s/>by jej charakter sprawdzał regułę „To co przeżyłem, tym się staje”. </text:p>
      <text:p text:style-name="P3">Naomi jest postacią wielowarstwową. Potrafi być bezwględnym zabójcem, rozmyślonym analitykiem czy słodką dziewczynką. Tu też można znaleźć odniesienia do jej przezwiska Cherry.</text:p>
      <text:p text:style-name="P5"/>
      <text:p text:style-name="P3">Na co dzień, jest typową słodką i nie co zagubioną dziewczynką. <text:s/>Na którą jakbyśmy spojrzeli, w życiu byśmy nie powiedzieli, że ona jest hackerem. aym bardziej, jej wygląd nie mówi o tym , że ma już grubo po trzydziestce. Gdy prowadzi samochód, musi pokazywać każdemu spotkanemu patrolowi policji, swój dowód osobisty. <text:s/>Jest uparta jak osioł i stawia na swoim. <text:s/>Cierpi na Androfobie – fobie przed mężczyznami, spowodaną przykrymi zdarzeniami w przeszłośći Naomi, które odbyły się w więzieniu. Jest to ważne, ponieważ pewien sposób wyjaśnia stosunek Moni-Naomi. </text:p>
      <text:p text:style-name="P3">Naomi jest bezkresne zakochana w Moni. Zrobi wszystko, co ona każe. Widzi w niej mężczyznę w damskiej skórze. Używa jej jako zamiennik prawdziwego mężczyzny. Co pewien sposób, pozwala jej walczyć z swoją fobią. Tamtych czasach jeszcze nie rozumianą i zbywana pewnymi słowami, których nie należych mówić publicznie. Pamiętajmy, że mamy rok 2002 i psychologia nie była na tyle rozwinięta, co dzisiaj. Naukowcy mieli szczątkową wiedzę na temat fobi i leków społecznych. Z drugiej strony nie pasowało <text:soft-page-break/>to symbolu tradycyjnej chińskiej kobiety. Silnej, pracującej w domu i opiekując się dziećmi. Dziś możecie nazywać mnie, że jestem szowinistą. Ale tamtych czasach, zaczęła się na arenie międzynarodowej na temat równouprawnienia płci. Zaznaczmy, że owym czasie, dopiero się zaczęła się globalizacja Chin i Japonii. Społeczeństwa <text:s/>był kształtowane przez kulturę i tradycje danego kraju.</text:p>
      <text:p text:style-name="P5"/>
      <text:p text:style-name="P3">NAOMI NIGDY NIE UJAWNI, ŻE COŚ DO NIEJ CZUJE. Jak na razie tak, przewidziałem. Chery traktuje ją, jako bliską osobę jej sercu, a z drugiej strony zamyka szczelnie swoje serce, na miłość. Jeśli miałbym, dokładniej to scharakteryzować. Mieliście taką psiapsiółę w szkole podstawowej, z którą razem chodziliście spać i do łazienki. Nie? No trudno. Tak wygląda ich związek, niby razem, ale nie do końca. Przy tym stosunek kto bardziej jest zangażowany w ten związek, to powiedziałbym, że stosunek jest 2:3 dla Naomi. Ale tak naprawdę, ciężko to stwierdzić z powodu charakteru Moni. <text:s text:c="2"/>Naomi podchodzi bardziej uczuciowo, nie zapominając o tym, że jej luba jest jej szefową. Moni bardziej czysto wychowawczo, traktuje ją jako dziecko, które trzeba nauczyć jak żyć. A i czasami ukarać.</text:p>
      <text:p text:style-name="P3">To jest jej ta dobra warstwa. A jaka są pozostałe?</text:p>
      <text:p text:style-name="P3">Naomi nie wygląda jak morderca. Ale potrafi z zimną krwią kogoś zabić czy torturować. Co gorsza sprawia jej to przyjemność. Może dlatego, wybrała Moni ją jako swojego partnera? n</text:p>
      <text:p text:style-name="P5"/>
      <text:p text:style-name="P3"><text:soft-page-break/>Oczywiście, nie urachamia tego modu tak od siebie. <text:s/>Bardziej pod przemusem z strony Moni. To ona dzierży pilot do jej skomplikowanej osobowośći. Naomi nienawidzi tego stanu i wstydzi się najbardziej tej maski. Ale nie sprzeciwi się Moni i wykona wszystko co jej rozkaże. </text:p>
      <text:p text:style-name="P5"/>
      <text:p text:style-name="P3">Jednakże, Moni czasami przekroczy tą niewidzialną barierę. Wtedy Naomi, zamienia się naburmuszoną księżniczkę, której nic się nie podoba. Ale za długo to nie trwa. </text:p>
      <text:p text:style-name="P5"/>
      <text:p text:style-name="P3">Czy można powiedzieć, że Naomi ma zaburzenia psychiczne tzw. chorobę dwubiegunową?</text:p>
      <text:p text:style-name="P5"/>
      <text:p text:style-name="P5"><text:span text:style-name="T2">Raczej nie. Bo jest siebie w tym stanie kontrolować siebie. </text:span></text:p>
      <text:p text:style-name="P5"><text:span text:style-name="T2"/></text:p>
      <text:p text:style-name="P5"><text:span text:style-name="T2"/></text:p>
      <text:p text:style-name="P5"><text:span text:style-name="T2"/></text:p>
      <text:p text:style-name="P5"><text:span text:style-name="T2">Imię: Monica</text:span></text:p>
      <text:p text:style-name="P3">Nazwisko: La Cruz</text:p>
      <text:p text:style-name="P3">Wiek: 40</text:p>
      <text:p text:style-name="P3">Rodzina: bardzo dużo jej się przewija. Najważniejsi są: Rodrigez, Martin, Stefani, Eugene,Antoni.</text:p>
      <text:p text:style-name="P5"/>
      <text:p text:style-name="P3">Historia:</text:p>
      <text:p text:style-name="P5"><text:soft-page-break/></text:p>
      <text:p text:style-name="P5"/>
      <text:p text:style-name="P5"><text:s/><text:tab/>Monica pochodzi z zamożnej rodziny Cruzo. <text:s/>Do nich należy fundusz inwestycyjny SaberiaIMC, którym obecnie zarządza <text:s/>oficjalnie prezes Christian Lafevre, a tak naprawdę najstarszy członek rodziny Eugene La Cruz. Zaś za czarną sferę odpowiada Rodrigez La Cruz, brat Antoniego La Cruz, ojca Monici. Głównym filarem zarobkowym jest nielegalna sprzedaż bronii dla Afrykańskich rebelii, oskarża się ich o wspieranie bojówek IRA, choć oficjalnie dowodów na to nie mają . Poza tym zajmują <text:s/>się praniem brudnym pieniędzy przez spółki słupy, <text:s/>które są póżniej sprzedawane SaberiaIMC. Największe wpływy posiadają szczególnie w Hiszpanii oraz Europie Południowej. Na świecie łącznie posiadają 23 delegatury. <text:s/>W roku 1975, po znisczeniu przez FBI mafii AlCapon'ego, Yakuza szuka nowego wspólnika, który by pomógł ofbudować szlaki narkotykowe prowadzące z głębi Azji do Atlantyckich <text:s/>nabrzeży USA. Do tej misji, Eugene wysyła swojego syna Antonio. Z powodzeniem. Zakłada on 16 delegaturę La Cruz oraz fundusz inwestycyjny CLC (Cruz-Ling Company). <text:s/>Prezesem została Adelia La Cruz, siostra Antonio oraz Kira Ling- najmłodszy syn Hidekiego Ling'a- bossa gangu Chung-Lan, do których należy fundusz inwestycyjny <text:s/>SaneKo, właściel akcji między innymi Nintendo, Sony , Toshiba. <text:s/>W roku 1976r. CLC zakłada spółkę córkę- Seagate- morski transport międzykontynentalny. Firma miała być przykrywką do przemytu narkotyków z fabryk, znajdujących się w Libii , Egipcie czy w Sudanie. <text:s/>Nie muszę mówić, że obecny układ nie podoba się Kamorze, która straciła sporą część wpływów. Moskale również mają chrapkę na tereny opuszczone przez AlCapone. <text:s/>Rozpoczyna się wojna mafii Dwóch Czarnych Węży <text:s/>przeciwko Mutai-gun z moskalskimi łabędnicami. Oficjalnie zakończona w roku 1995r. , z powodu japońskiego kryzysu gospodarczego. W roku 1977r Antonio żeni się z Mio Ling, córką bossa. W roku 1979r. , rodzi się Stefanii, a cztery lata póżniej Monica. W roku 1984r. , ginie Mio , podczas strzelaniny. Hideki Ling nie może się otrzasnąc się, po utracie córki, uznaje że jest to wina Antoniego. Od tego dnia, obydwoje stoją po przeciwnej stronie barykady. Osamotniony Antonii popada w szał I postanawia urządzić krwawą rzeż, która zwana będzie zwana “Purpowym poniedziałkiem”, która rozpocznie trwają blisko 10 lat wojnę gangów. By <text:s/>zapewnić bezpieczeństwo swojej rodzinie<text:bookmark-start text:name="__DdeLink__0_709599310"/>,<text:bookmark-end text:name="__DdeLink__0_709599310"/> przenosi Moni I Stefanii do małej wsi Tsanguchi znajdującej się na północy, z dala od ulicznych walk. <text:s/>W ramach ochrony zabiera z sobą swoją prawą rekę, ale też przyjaciela Bena “Worm” Jefersona. Od teraz to on jest ich przebranym ojcem I matką, aż do czasu gdy zemsta Antoniego się wypełnii.Od tego czasu Antonio, nigdy nie znalazł sobie pot em nowej żony. A w życiu Monici jak I Steffani zaczynają dominować mężczyżni. Tu warto wspomnieć, że w tych czasach (lata dziewiećdziesiąte) japoński rząd rozpoczął walkę z zorganizowaną przstępczością. <text:s/>Gangsterzy wycofowywali się z <text:soft-page-break/>brudnych intereów I szukali stanowisk w czystych firmach. Jedną z nch był Segate. <text:s text:c="2"/>.Choć “matką” był powiedzmy beznadziejny. Nauczył je jak się strzela, biję się , prowadzi się samochód. Chciał by były twardzielkami. W końcu ktoś będzie musiał przejąć władzę nad japońską delegaturą. <text:s/>Nie chodili do szkoły, mieli prywatnych nauczycieli.</text:p>
      <text:p text:style-name="P5"/>
      <text:p text:style-name="P5"><text:s/>Po 6 latach wojowania, cieżko ranny, wycofuje się z biznesu, przekazując pałeczkę Martinezowi La Cruz (najmłodszy brat). Zarobione pieniądze pakuje w nową firmę technologiczną: Seagate.</text:p>
      <text:p text:style-name="P5"/>
      <text:p text:style-name="P5"/>
      <text:p text:style-name="P5">Wieczorem po <text:s/>16 urodzinach, robią z niej oficjalnego członka “Dwóch Czarny węży”. Robią jej tatuaż nad lewym obojczykiem. Wyprowadza się wraz z Stefanii z wsi <text:s/>Tsangunchi za namową Worm'a do Tokio. <text:s/>W końcu mogą poczuć wolność, nie zdają sobie z tego, że Worm prowadził nad nimi w ukryciu ochronę. Antonio mianuje go <text:s/>kierownikiem fabryki w Jokochamie. Moni idzie do prywatnego liceum w Tokio dzielnicy Akihabara, a Stefanii rozpoczyna studię. Szkołę prowadzi bardzo dobra znajoma Antoniego – Reiko Lung. Prowadzili razem interesy CLC Co. <text:s/>Była księgową- tuszowała m.i.n: nadużycia w firmie starej Seagate . <text:s/>W roku 1992 r. <text:s/>prof.Oshiro (tak ten od projektu F4B). Prosi swojego obecnego szefa (Antoniego) do przygarnięcia pod swoje skrzydła rodziny Hyungów. Antoni na to się zgadza I organizuje im transport do Japonii. Wkrótce potem Moni I Stefanie poznają Naomi, która wtedy ma 15 lat. Antoni prosi dziewcznki, by pomogli jej za klimitatyzowaniem się, po ciężkich przeżyciach w Chinach. A gdy kończy 16 lat, idzie do tej samej szkoły co Moni I Stefani. <text:s text:c="2"/>Od tej chwili stają się zgraną paczką. <text:s/>Lecz, co ważyło, że ich losy się powiązały?</text:p>
      <text:p text:style-name="P5">Tak jak wspominałem. Naomi, Moni I Stefani, dopiero poznawali owoc wolności, będąc poza swoimi klatkami. Siostrzyczki zniknęły od wszędobylskiego wzroku ojca Antoniego. Naomi poza chińskim murem. Nie załowali mocnych odżywek, alkocholu o narkotykach nie wspomnę. <text:s/>Chyba, jak każdy młody człowiek :). Oczywiście Naomi, również z nimi się bawiła, jednakże nie piła alkocholu, nie paliła itd. BCała się reakcji rodziców itd. Jednakże, długo <text:s/>nie wytrwała w absytencji. Był 1997r. , koniec roku szkolnego. Nasze bohaterki, postanawiają uczcić “przejście przez męki do kolejnej klasy” I idą do tokijskiego klubu AiR. Naomi postanawia zaszaleć I idzie na całość. <text:s/>Chcę poznać jakiegoś miłego chłopaka . Siostrzyczki Cruz, cieszą się z tego faktu, że w końcu chce się z kimś związać. Naomi po wypiciu parę głębszych, rusza na łowy. Poznaje Keichiego Itoshi, syna dyrektora portu w Jokohamie. Chodzi do tej samej szkoły co oni. Zdobywa serce Naomi i <text:soft-page-break/>potajemnie wsypuje tabletkę gwałtu (Warto tu zaznaczyć , że bujał się w niej od dłuższego czasu). <text:s/>Nie muszę mówić, co się działo póżniej. Pierwsza skapnęła się Stefani, że nie widzi Naomi na parkiecie. Informuje o tym <text:s/>Moni, <text:s/>Obawia się, że mogło jej się coś stać. Moni ją uspokaja I razem idą jej szukać. Po pół-godzinie szperania po kątach . Postanawiają wykorzystać plukswę zamontowaną w telefonie komórkowym Naomi, który dostała po przyjedzie do kraju od Antoniego. Jednak był problem, jedynie Worm mógł z niej korzystać. Z braku wyboru dzwoni do niego Moni I prosi go, by zlokalizował Naomi telefon, bo ją zgubili. No I najważniejsze: Nie ma nic mówić tacie, bo wkurzy się. Worm przystaje na to I ostrzega ich, że to jest ostatni raz, kiedy przymyka oko. Poza tym stawia warunek, przyjedzie po nich I zawiezie je do domu. <text:s text:c="5"/>Siostrzyczki zgadzają się na to. Worm uruchamia program I lokalizuje zaguubioną... 2 piętra wyżej. Pada na nie blady strach, wiedzą co się znajduje wyżej. Wybiegają z kluby I po przestraszeniu pracownika , wyważają drzwi do pokoju 401. <text:s/>Ich najgorsze domyślenia się spełniły. Pół-przytomna Naomi leżała nago w pozycji małżeńskiej z kolesiem, którego Stefani znała. Moni brutalnie uderza kaburą w twarz gwałciciela I zrzuca go na podłogę. Następnie przygniata szpilką jego przyrodzenie I mierzy do niego z swojego desert eagle. W tymczasie Stefani próbuje ogarnać Naomi I ubrać ją, co nie było najłatwiejszym zadaniem, gdy połowa ciuchów była rozdarta. Gdy już są <text:s/>gotowe do wyjścia I samochód na nich czeka. Moni postanawia mu dać pamiątkę do końca życia. Podnosi nogę z spuchniałego przyrodzenia Keichego I strzela w nie, przestrzeliwując mu jądro I penisa. </text:p>
      <text:p text:style-name="P5"/>
      <text:p text:style-name="P5">Miało to bardzo negatywny wpływ. Okazało się , że jego wujkiem jest nikt inny Hideki Ling. A gdy ten się dowiedział, to Antonii też się dowiedział. Ten się uniża, oddaje mu 10% procent akcji w Seagate. Worm traci zaufanie u Antoniego oraz posadę dyrektora. Ostatecznie żegna się z firmą. Od teraz pracuje jako informator, który ma odpowiednie wtyczki. Monica I Stefanii dostają raz w życiu ostre wciry od ludzi Antoniego. Stefanii wkrótce skończy studia I wyjedzie z Japonii na 5 lat do centrali w Hiszpani, na praktyki. Po 5 latach, zostaje nowym bossem Dwóch Czarnych Węży w Japonii. <text:s/>W tym czasie Monica postanawia pójść do wojskowej Akademii w Kyoto. Po studiach zostaje asystentką inspektora Keichiro Kabayoshi'ego. Po rozwiązaniu sprawy sekty “niebieskiego krzyża”, dostaje awans na inspektora, a jako asystentkę bierze Naomi, która wybrała to samą szkołę co Moni. Po paru latach, jako inspektor z wybitnymi wynikami, zostaje skierowana przez Kabayoshiego, pod naleganiem ministra Obrony Węwnetrznej do sprawy o której jest ta g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Calibri" svg:font-family="Calibri" style:font-family-generic="swiss"/>
    <style:font-face style:name="Mangal" svg:font-family="Mangal" style:font-pitch="variable"/>
    <style:font-face style:name="Microsoft YaHei1"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WW-Tre_3f__3f__20_tekstu" style:class="list">
      <style:text-properties style:font-name-complex="Mangal2"/>
    </style:style>
    <style:style style:name="Caption" style:family="paragraph" style:parent-style-name="WW-Domy_3f_lnie" style:class="extra">
      <style:paragraph-properties fo:margin-top="0.0835in" fo:margin-bottom="0.0835in"/>
      <style:text-properties fo:font-style="italic" style:font-size-asian="12pt" style:language-asian="zh" style:country-asian="CN" style:font-style-asian="italic" style:font-name-complex="Mangal2" style:font-style-complex="italic"/>
    </style:style>
    <style:style style:name="Index" style:family="paragraph" style:parent-style-name="WW-Domy_3f_lnie" style:class="index">
      <style:text-properties style:font-size-asian="12pt" style:language-asian="zh" style:country-asian="CN" style:font-name-complex="Mangal2"/>
    </style:style>
    <style:style style:name="Domy_3f_lnie" style:display-name="Domy?lnie" style:family="paragraph">
      <style:paragraph-properties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Nag_3f_ówek" style:display-name="Nag?ówek" style:family="paragraph" style:parent-style-name="Domy_3f_lnie" style:next-style-name="Tre_3f__3f__20_tekstu">
      <style:paragraph-properties fo:margin-top="0.1665in" fo:margin-bottom="0.0835in" fo:hyphenation-ladder-count="no-limit" fo:keep-with-next="always"/>
      <style:text-properties style:use-window-font-color="true" style:font-name="Arial" fo:font-size="14pt" fo:language="en" fo:country="US" style:font-name-asian="Mangal" style:font-size-asian="14pt" style:language-asian="zh" style:country-asian="CN" style:font-name-complex="Microsoft YaHei1" fo:hyphenate="false" fo:hyphenation-remain-char-count="2" fo:hyphenation-push-char-count="2"/>
    </style:style>
    <style:style style:name="Tre_3f__3f__20_tekstu" style:display-name="Tre?? tekstu" style:family="paragraph" style:parent-style-name="Domy_3f_lnie">
      <style:paragraph-properties fo:margin-top="0in" fo:margin-bottom="0.0835in"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WW-Tre_3f__3f__20_tekstu" style:display-name="WW-Tre?? tekstu" style:family="paragraph" style:parent-style-name="WW-Domy_3f_lnie">
      <style:paragraph-properties fo:margin-top="0in" fo:margin-bottom="0.0835in"/>
      <style:text-properties style:font-size-asian="12pt" style:language-asian="zh" style:country-asian="CN"/>
    </style:style>
    <style:style style:name="WW-Domy_3f_lnie" style:display-name="WW-Domy?lnie" style:family="paragraph">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WW-Domy_3f_lnie1" style:display-name="WW-Domy?lnie1" style:family="paragraph">
      <style:paragraph-properties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WW-Nag_3f_ówek" style:display-name="WW-Nag?ówek" style:family="paragraph" style:parent-style-name="WW-Domy_3f_lnie1" style:next-style-name="WW-Tre_3f__3f__20_tekstu1">
      <style:paragraph-properties fo:margin-top="0.1665in" fo:margin-bottom="0.0835in" fo:keep-with-next="always"/>
      <style:text-properties style:font-name="Arial" fo:font-size="14pt" style:font-name-asian="Microsoft YaHei1" style:font-size-asian="12pt" style:font-name-complex="Mangal"/>
    </style:style>
    <style:style style:name="WW-Tre_3f__3f__20_tekstu1" style:display-name="WW-Tre?? tekstu1" style:family="paragraph" style:parent-style-name="WW-Domy_3f_lnie1">
      <style:paragraph-properties fo:margin-top="0in" fo:margin-bottom="0.0835in"/>
      <style:text-properties style:font-size-asian="12pt"/>
    </style:style>
    <style:style style:name="WW-Domy_3f_lnie11" style:display-name="WW-Domy?lnie11" style:family="paragraph">
      <style:paragraph-properties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WW-Nag_3f_ówek1" style:display-name="WW-Nag?ówek1" style:family="paragraph" style:parent-style-name="WW-Domy_3f_lnie11" style:next-style-name="WW-Tre_3f__3f__20_tekstu11">
      <style:paragraph-properties fo:margin-top="0.1665in" fo:margin-bottom="0.0835in" fo:keep-with-next="always"/>
      <style:text-properties style:font-name="Arial" fo:font-size="14pt" style:font-name-asian="Mangal" style:font-size-asian="12pt" style:font-name-complex="Microsoft YaHei1"/>
    </style:style>
    <style:style style:name="WW-Tre_3f__3f__20_tekstu11" style:display-name="WW-Tre?? tekstu11" style:family="paragraph" style:parent-style-name="WW-Domy_3f_lnie11">
      <style:paragraph-properties fo:margin-top="0in" fo:margin-bottom="0.0835in"/>
      <style:text-properties style:font-size-asian="12pt"/>
    </style:style>
    <style:style style:name="Nag_3f_ówek_20_1" style:display-name="Nag?ówek 1" style:family="paragraph" style:parent-style-name="WW-Nag_3f_ówek11" style:next-style-name="WW-Tre_3f__3f__20_tekstu" style:default-outline-level="1" style:list-style-name="">
      <style:text-properties style:font-name="Times New Roman" fo:font-size="24pt" fo:font-weight="bold" style:font-name-asian="Lucida Sans Unicode" style:font-weight-asian="bold" style:font-name-complex="Tahoma" style:font-weight-complex="bold"/>
    </style:style>
    <style:style style:name="WW-Nag_3f_ówek11" style:display-name="WW-Nag?ówek11" style:family="paragraph" style:parent-style-name="WW-Domy_3f_lnie" style:next-style-name="WW-Tre_3f__3f__20_tekstu">
      <style:paragraph-properties fo:margin-top="0.1665in" fo:margin-bottom="0.0835in" fo:keep-with-next="always"/>
      <style:text-properties style:font-name="Arial" fo:font-size="14pt" style:font-name-asian="Microsoft YaHei1" style:font-size-asian="12pt" style:language-asian="zh" style:country-asian="CN" style:font-name-complex="Mang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text:start-value="3">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4" meta:paragraph-count="79" meta:word-count="3297" meta:character-count="21754"/>
    <dc:date>2016-01-10T03:21:02.07</dc:date>
    <meta:generator>OpenOffice/4.1.1$Win32 OpenOffice.org_project/411m6$Build-9775</meta:generator>
  </office:meta>
</office:document-meta>
</file>